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442771084337348]</text:p>
          </table:table-cell>
          <table:table-cell office:value-type="string" calcext:value-type="string">
            <text:p>[29]</text:p>
          </table:table-cell>
          <table:table-cell office:value-type="float" office:value="0.26758106175572" calcext:value-type="float">
            <text:p>0.26758106175572</text:p>
          </table:table-cell>
          <table:table-cell office:value-type="float" office:value="0.442522016990102" calcext:value-type="float">
            <text:p>0.442522016990102</text:p>
          </table:table-cell>
          <table:table-cell office:value-type="float" office:value="0.531914893617021" calcext:value-type="float">
            <text:p>0.531914893617021</text:p>
          </table:table-cell>
          <table:table-cell office:value-type="float" office:value="0.0491659350307287" calcext:value-type="float">
            <text:p>0.04916593503072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483865053171984" calcext:value-type="float">
            <text:p>0.48386505317198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947712418300654" calcext:value-type="float">
            <text:p>0.094771241830065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17507418397626]</text:p>
          </table:table-cell>
          <table:table-cell office:value-type="string" calcext:value-type="string">
            <text:p>[42]</text:p>
          </table:table-cell>
          <table:table-cell office:value-type="float" office:value="0.479370326551166" calcext:value-type="float">
            <text:p>0.479370326551166</text:p>
          </table:table-cell>
          <table:table-cell office:value-type="float" office:value="0.566575007453301" calcext:value-type="float">
            <text:p>0.566575007453301</text:p>
          </table:table-cell>
          <table:table-cell office:value-type="float" office:value="0.604651162790698" calcext:value-type="float">
            <text:p>0.604651162790698</text:p>
          </table:table-cell>
          <table:table-cell office:value-type="float" office:value="0.306412855063208" calcext:value-type="float">
            <text:p>0.306412855063208</text:p>
          </table:table-cell>
          <table:table-cell office:value-type="float" office:value="0.382608695652174" calcext:value-type="float">
            <text:p>0.382608695652174</text:p>
          </table:table-cell>
          <table:table-cell office:value-type="float" office:value="0.511160110354818" calcext:value-type="float">
            <text:p>0.511160110354818</text:p>
          </table:table-cell>
          <table:table-cell office:value-type="float" office:value="0.548148148148148" calcext:value-type="float">
            <text:p>0.548148148148148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642857142857143" calcext:value-type="float">
            <text:p>0.6428571428571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243570347957641]</text:p>
          </table:table-cell>
          <table:table-cell office:value-type="string" calcext:value-type="string">
            <text:p>[46]</text:p>
          </table:table-cell>
          <table:table-cell office:value-type="float" office:value="0.413597387160335" calcext:value-type="float">
            <text:p>0.413597387160335</text:p>
          </table:table-cell>
          <table:table-cell office:value-type="float" office:value="0.568955253013224" calcext:value-type="float">
            <text:p>0.568955253013224</text:p>
          </table:table-cell>
          <table:table-cell office:value-type="float" office:value="0.637037037037037" calcext:value-type="float">
            <text:p>0.637037037037037</text:p>
          </table:table-cell>
          <table:table-cell office:value-type="float" office:value="0.317221070944304" calcext:value-type="float">
            <text:p>0.317221070944304</text:p>
          </table:table-cell>
          <table:table-cell office:value-type="float" office:value="0.573643410852713" calcext:value-type="float">
            <text:p>0.573643410852713</text:p>
          </table:table-cell>
          <table:table-cell office:value-type="float" office:value="0.533061709532298" calcext:value-type="float">
            <text:p>0.533061709532298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235151515151515" calcext:value-type="float">
            <text:p>0.235151515151515</text:p>
          </table:table-cell>
          <table:table-cell office:value-type="float" office:value="0.345454545454545" calcext:value-type="float">
            <text:p>0.345454545454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563876651982379" calcext:value-type="float">
            <text:p>0.5638766519823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52631578947368]</text:p>
          </table:table-cell>
          <table:table-cell office:value-type="string" calcext:value-type="string">
            <text:p>[97]</text:p>
          </table:table-cell>
          <table:table-cell office:value-type="float" office:value="0.445616013788654" calcext:value-type="float">
            <text:p>0.445616013788654</text:p>
          </table:table-cell>
          <table:table-cell office:value-type="float" office:value="0.416872612659305" calcext:value-type="float">
            <text:p>0.416872612659305</text:p>
          </table:table-cell>
          <table:table-cell office:value-type="float" office:value="0.449760765550239" calcext:value-type="float">
            <text:p>0.449760765550239</text:p>
          </table:table-cell>
          <table:table-cell office:value-type="float" office:value="0.442850864099247" calcext:value-type="float">
            <text:p>0.442850864099247</text:p>
          </table:table-cell>
          <table:table-cell office:value-type="float" office:value="0.5" calcext:value-type="float">
            <text:p>0.5</text:p>
          </table:table-cell>
          <table:table-cell office:value-type="float" office:value="0.498511589555961" calcext:value-type="float">
            <text:p>0.498511589555961</text:p>
          </table:table-cell>
          <table:table-cell office:value-type="float" office:value="0.563876651982379" calcext:value-type="float">
            <text:p>0.563876651982379</text:p>
          </table:table-cell>
          <table:table-cell office:value-type="float" office:value="0.424228988840103" calcext:value-type="float">
            <text:p>0.424228988840103</text:p>
          </table:table-cell>
          <table:table-cell office:value-type="float" office:value="0.481481481481481" calcext:value-type="float">
            <text:p>0.481481481481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557971014492754" calcext:value-type="float">
            <text:p>0.5579710144927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211143695014663]</text:p>
          </table:table-cell>
          <table:table-cell office:value-type="string" calcext:value-type="string">
            <text:p>[107]</text:p>
          </table:table-cell>
          <table:table-cell office:value-type="float" office:value="0.467391228790169" calcext:value-type="float">
            <text:p>0.467391228790169</text:p>
          </table:table-cell>
          <table:table-cell office:value-type="float" office:value="0.475667575894346" calcext:value-type="float">
            <text:p>0.475667575894346</text:p>
          </table:table-cell>
          <table:table-cell office:value-type="float" office:value="0.541984732824427" calcext:value-type="float">
            <text:p>0.541984732824427</text:p>
          </table:table-cell>
          <table:table-cell office:value-type="float" office:value="0.438396861230366" calcext:value-type="float">
            <text:p>0.438396861230366</text:p>
          </table:table-cell>
          <table:table-cell office:value-type="float" office:value="0.439086294416244" calcext:value-type="float">
            <text:p>0.439086294416244</text:p>
          </table:table-cell>
          <table:table-cell office:value-type="float" office:value="0.46651863713629" calcext:value-type="float">
            <text:p>0.46651863713629</text:p>
          </table:table-cell>
          <table:table-cell office:value-type="float" office:value="0.483606557377049" calcext:value-type="float">
            <text:p>0.483606557377049</text:p>
          </table:table-cell>
          <table:table-cell office:value-type="float" office:value="0.488981840899672" calcext:value-type="float">
            <text:p>0.488981840899672</text:p>
          </table:table-cell>
          <table:table-cell office:value-type="float" office:value="0.557971014492754" calcext:value-type="float">
            <text:p>0.557971014492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400584795321636]</text:p>
          </table:table-cell>
          <table:table-cell office:value-type="string" calcext:value-type="string">
            <text:p>[40]</text:p>
          </table:table-cell>
          <table:table-cell office:value-type="float" office:value="0.105105520469057" calcext:value-type="float">
            <text:p>0.105105520469057</text:p>
          </table:table-cell>
          <table:table-cell office:value-type="float" office:value="0.134149659863946" calcext:value-type="float">
            <text:p>0.134149659863946</text:p>
          </table:table-cell>
          <table:table-cell office:value-type="float" office:value="0.16" calcext:value-type="float">
            <text:p>0.16</text:p>
          </table:table-cell>
          <table:table-cell office:value-type="float" office:value="0.070048309178744" calcext:value-type="float">
            <text:p>0.070048309178744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46175803654795" calcext:value-type="float">
            <text:p>0.146175803654795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0.070048309178744" calcext:value-type="float">
            <text:p>0.070048309178744</text:p>
          </table:table-cell>
          <table:table-cell office:value-type="float" office:value="0.0833333333333333" calcext:value-type="float">
            <text:p>0.08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58498023715415" calcext:value-type="float">
            <text:p>0.584980237154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467153284671532]</text:p>
          </table:table-cell>
          <table:table-cell office:value-type="string" calcext:value-type="string">
            <text:p>[94]</text:p>
          </table:table-cell>
          <table:table-cell office:value-type="float" office:value="0.44057234125859" calcext:value-type="float">
            <text:p>0.44057234125859</text:p>
          </table:table-cell>
          <table:table-cell office:value-type="float" office:value="0.445634637521451" calcext:value-type="float">
            <text:p>0.445634637521451</text:p>
          </table:table-cell>
          <table:table-cell office:value-type="float" office:value="0.530120481927711" calcext:value-type="float">
            <text:p>0.530120481927711</text:p>
          </table:table-cell>
          <table:table-cell office:value-type="float" office:value="0.409010557433803" calcext:value-type="float">
            <text:p>0.409010557433803</text:p>
          </table:table-cell>
          <table:table-cell office:value-type="float" office:value="0.429906542056075" calcext:value-type="float">
            <text:p>0.429906542056075</text:p>
          </table:table-cell>
          <table:table-cell office:value-type="float" office:value="0.505236619742468" calcext:value-type="float">
            <text:p>0.505236619742468</text:p>
          </table:table-cell>
          <table:table-cell office:value-type="float" office:value="0.58498023715415" calcext:value-type="float">
            <text:p>0.58498023715415</text:p>
          </table:table-cell>
          <table:table-cell office:value-type="float" office:value="0.402407550336639" calcext:value-type="float">
            <text:p>0.402407550336639</text:p>
          </table:table-cell>
          <table:table-cell office:value-type="float" office:value="0.407407407407407" calcext:value-type="float">
            <text:p>0.407407407407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628019323671498" calcext:value-type="float">
            <text:p>0.6280193236714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552631578947368]</text:p>
          </table:table-cell>
          <table:table-cell office:value-type="string" calcext:value-type="string">
            <text:p>[70]</text:p>
          </table:table-cell>
          <table:table-cell office:value-type="float" office:value="0.529903165542051" calcext:value-type="float">
            <text:p>0.529903165542051</text:p>
          </table:table-cell>
          <table:table-cell office:value-type="float" office:value="0.497404245209101" calcext:value-type="float">
            <text:p>0.497404245209101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0.515363902748079" calcext:value-type="float">
            <text:p>0.515363902748079</text:p>
          </table:table-cell>
          <table:table-cell office:value-type="float" office:value="0.532608695652174" calcext:value-type="float">
            <text:p>0.532608695652174</text:p>
          </table:table-cell>
          <table:table-cell office:value-type="float" office:value="0.586727925437717" calcext:value-type="float">
            <text:p>0.586727925437717</text:p>
          </table:table-cell>
          <table:table-cell office:value-type="float" office:value="0.628019323671498" calcext:value-type="float">
            <text:p>0.628019323671498</text:p>
          </table:table-cell>
          <table:table-cell office:value-type="float" office:value="0.520116588773305" calcext:value-type="float">
            <text:p>0.520116588773305</text:p>
          </table:table-cell>
          <table:table-cell office:value-type="float" office:value="0.616915422885572" calcext:value-type="float">
            <text:p>0.616915422885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656934306569343" calcext:value-type="float">
            <text:p>0.6569343065693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613569321533924]</text:p>
          </table:table-cell>
          <table:table-cell office:value-type="string" calcext:value-type="string">
            <text:p>[84]</text:p>
          </table:table-cell>
          <table:table-cell office:value-type="float" office:value="0.480525721576689" calcext:value-type="float">
            <text:p>0.480525721576689</text:p>
          </table:table-cell>
          <table:table-cell office:value-type="float" office:value="0.452362444118458" calcext:value-type="float">
            <text:p>0.452362444118458</text:p>
          </table:table-cell>
          <table:table-cell office:value-type="float" office:value="0.457627118644068" calcext:value-type="float">
            <text:p>0.457627118644068</text:p>
          </table:table-cell>
          <table:table-cell office:value-type="float" office:value="0.453721494420184" calcext:value-type="float">
            <text:p>0.453721494420184</text:p>
          </table:table-cell>
          <table:table-cell office:value-type="float" office:value="0.471615720524018" calcext:value-type="float">
            <text:p>0.471615720524018</text:p>
          </table:table-cell>
          <table:table-cell office:value-type="float" office:value="0.53850891055609" calcext:value-type="float">
            <text:p>0.53850891055609</text:p>
          </table:table-cell>
          <table:table-cell office:value-type="float" office:value="0.656934306569343" calcext:value-type="float">
            <text:p>0.656934306569343</text:p>
          </table:table-cell>
          <table:table-cell office:value-type="float" office:value="0.477510037212023" calcext:value-type="float">
            <text:p>0.477510037212023</text:p>
          </table:table-cell>
          <table:table-cell office:value-type="float" office:value="0.510288065843622" calcext:value-type="float">
            <text:p>0.5102880658436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553459119496855" calcext:value-type="float">
            <text:p>0.5534591194968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7923976608187134]</text:p>
          </table:table-cell>
          <table:table-cell office:value-type="string" calcext:value-type="string">
            <text:p>[119]</text:p>
          </table:table-cell>
          <table:table-cell office:value-type="float" office:value="0.490924865008564" calcext:value-type="float">
            <text:p>0.490924865008564</text:p>
          </table:table-cell>
          <table:table-cell office:value-type="float" office:value="0.486096933095864" calcext:value-type="float">
            <text:p>0.486096933095864</text:p>
          </table:table-cell>
          <table:table-cell office:value-type="float" office:value="0.487084870848708" calcext:value-type="float">
            <text:p>0.487084870848708</text:p>
          </table:table-cell>
          <table:table-cell office:value-type="float" office:value="0.508464158398016" calcext:value-type="float">
            <text:p>0.508464158398016</text:p>
          </table:table-cell>
          <table:table-cell office:value-type="float" office:value="0.553459119496855" calcext:value-type="float">
            <text:p>0.553459119496855</text:p>
          </table:table-cell>
          <table:table-cell office:value-type="float" office:value="0.484039827000116" calcext:value-type="float">
            <text:p>0.484039827000116</text:p>
          </table:table-cell>
          <table:table-cell office:value-type="float" office:value="0.484848484848485" calcext:value-type="float">
            <text:p>0.484848484848485</text:p>
          </table:table-cell>
          <table:table-cell office:value-type="float" office:value="0.485098541540259" calcext:value-type="float">
            <text:p>0.485098541540259</text:p>
          </table:table-cell>
          <table:table-cell office:value-type="float" office:value="0.485889570552147" calcext:value-type="float">
            <text:p>0.485889570552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4202898550725" calcext:value-type="float">
            <text:p>0.594202898550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653937947494034]</text:p>
          </table:table-cell>
          <table:table-cell office:value-type="string" calcext:value-type="string">
            <text:p>[5]</text:p>
          </table:table-cell>
          <table:table-cell office:value-type="float" office:value="0.592971706294387" calcext:value-type="float">
            <text:p>0.592971706294387</text:p>
          </table:table-cell>
          <table:table-cell office:value-type="float" office:value="0.59308397543514" calcext:value-type="float">
            <text:p>0.59308397543514</text:p>
          </table:table-cell>
          <table:table-cell office:value-type="float" office:value="0.594202898550725" calcext:value-type="float">
            <text:p>0.594202898550725</text:p>
          </table:table-cell>
          <table:table-cell office:value-type="float" office:value="0.592948802868523" calcext:value-type="float">
            <text:p>0.592948802868523</text:p>
          </table:table-cell>
          <table:table-cell office:value-type="float" office:value="0.594202898550725" calcext:value-type="float">
            <text:p>0.594202898550725</text:p>
          </table:table-cell>
          <table:table-cell office:value-type="float" office:value="0.592368929829182" calcext:value-type="float">
            <text:p>0.592368929829182</text:p>
          </table:table-cell>
          <table:table-cell office:value-type="float" office:value="0.592727272727273" calcext:value-type="float">
            <text:p>0.592727272727273</text:p>
          </table:table-cell>
          <table:table-cell office:value-type="float" office:value="0.593485117044704" calcext:value-type="float">
            <text:p>0.593485117044704</text:p>
          </table:table-cell>
          <table:table-cell office:value-type="float" office:value="0.594202898550725" calcext:value-type="float">
            <text:p>0.5942028985507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53639846743295" calcext:value-type="float">
            <text:p>0.536398467432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073248407643312]</text:p>
          </table:table-cell>
          <table:table-cell office:value-type="string" calcext:value-type="string">
            <text:p>[103]</text:p>
          </table:table-cell>
          <table:table-cell office:value-type="float" office:value="0.490344228736141" calcext:value-type="float">
            <text:p>0.490344228736141</text:p>
          </table:table-cell>
          <table:table-cell office:value-type="float" office:value="0.489614405222391" calcext:value-type="float">
            <text:p>0.489614405222391</text:p>
          </table:table-cell>
          <table:table-cell office:value-type="float" office:value="0.53639846743295" calcext:value-type="float">
            <text:p>0.53639846743295</text:p>
          </table:table-cell>
          <table:table-cell office:value-type="float" office:value="0.460773000252854" calcext:value-type="float">
            <text:p>0.460773000252854</text:p>
          </table:table-cell>
          <table:table-cell office:value-type="float" office:value="0.468619246861925" calcext:value-type="float">
            <text:p>0.468619246861925</text:p>
          </table:table-cell>
          <table:table-cell office:value-type="float" office:value="0.503918010752688" calcext:value-type="float">
            <text:p>0.503918010752688</text:p>
          </table:table-cell>
          <table:table-cell office:value-type="float" office:value="0.516129032258065" calcext:value-type="float">
            <text:p>0.516129032258065</text:p>
          </table:table-cell>
          <table:table-cell office:value-type="float" office:value="0.507071498716632" calcext:value-type="float">
            <text:p>0.507071498716632</text:p>
          </table:table-cell>
          <table:table-cell office:value-type="float" office:value="0.534979423868313" calcext:value-type="float">
            <text:p>0.5349794238683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58498023715415" calcext:value-type="float">
            <text:p>0.58498023715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462664714494875]</text:p>
          </table:table-cell>
          <table:table-cell office:value-type="string" calcext:value-type="string">
            <text:p>[97]</text:p>
          </table:table-cell>
          <table:table-cell office:value-type="float" office:value="0.474431025980474" calcext:value-type="float">
            <text:p>0.474431025980474</text:p>
          </table:table-cell>
          <table:table-cell office:value-type="float" office:value="0.537118395854455" calcext:value-type="float">
            <text:p>0.537118395854455</text:p>
          </table:table-cell>
          <table:table-cell office:value-type="float" office:value="0.58498023715415" calcext:value-type="float">
            <text:p>0.58498023715415</text:p>
          </table:table-cell>
          <table:table-cell office:value-type="float" office:value="0.45405151049181" calcext:value-type="float">
            <text:p>0.45405151049181</text:p>
          </table:table-cell>
          <table:table-cell office:value-type="float" office:value="0.532786885245902" calcext:value-type="float">
            <text:p>0.532786885245902</text:p>
          </table:table-cell>
          <table:table-cell office:value-type="float" office:value="0.456824672710893" calcext:value-type="float">
            <text:p>0.456824672710893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449729524864736" calcext:value-type="float">
            <text:p>0.449729524864736</text:p>
          </table:table-cell>
          <table:table-cell office:value-type="float" office:value="0.489451476793249" calcext:value-type="float">
            <text:p>0.489451476793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627831715210356" calcext:value-type="float">
            <text:p>0.6278317152103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313782991202346]</text:p>
          </table:table-cell>
          <table:table-cell office:value-type="string" calcext:value-type="string">
            <text:p>[100]</text:p>
          </table:table-cell>
          <table:table-cell office:value-type="float" office:value="0.488186872578895" calcext:value-type="float">
            <text:p>0.488186872578895</text:p>
          </table:table-cell>
          <table:table-cell office:value-type="float" office:value="0.521917894833318" calcext:value-type="float">
            <text:p>0.521917894833318</text:p>
          </table:table-cell>
          <table:table-cell office:value-type="float" office:value="0.627831715210356" calcext:value-type="float">
            <text:p>0.627831715210356</text:p>
          </table:table-cell>
          <table:table-cell office:value-type="float" office:value="0.507056407782314" calcext:value-type="float">
            <text:p>0.507056407782314</text:p>
          </table:table-cell>
          <table:table-cell office:value-type="float" office:value="0.55" calcext:value-type="float">
            <text:p>0.55</text:p>
          </table:table-cell>
          <table:table-cell office:value-type="float" office:value="0.461474919977347" calcext:value-type="float">
            <text:p>0.461474919977347</text:p>
          </table:table-cell>
          <table:table-cell office:value-type="float" office:value="0.461731493099122" calcext:value-type="float">
            <text:p>0.461731493099122</text:p>
          </table:table-cell>
          <table:table-cell office:value-type="float" office:value="0.4622982677226" calcext:value-type="float">
            <text:p>0.4622982677226</text:p>
          </table:table-cell>
          <table:table-cell office:value-type="float" office:value="0.464944649446495" calcext:value-type="float">
            <text:p>0.4649446494464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418740849194729]</text:p>
          </table:table-cell>
          <table:table-cell office:value-type="string" calcext:value-type="string">
            <text:p>[92]</text:p>
          </table:table-cell>
          <table:table-cell office:value-type="float" office:value="0.463226501180171" calcext:value-type="float">
            <text:p>0.463226501180171</text:p>
          </table:table-cell>
          <table:table-cell office:value-type="float" office:value="0.490332754580031" calcext:value-type="float">
            <text:p>0.490332754580031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410858868958645" calcext:value-type="float">
            <text:p>0.410858868958645</text:p>
          </table:table-cell>
          <table:table-cell office:value-type="float" office:value="0.430493273542601" calcext:value-type="float">
            <text:p>0.430493273542601</text:p>
          </table:table-cell>
          <table:table-cell office:value-type="float" office:value="0.473352999016716" calcext:value-type="float">
            <text:p>0.473352999016716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478361382165291" calcext:value-type="float">
            <text:p>0.478361382165291</text:p>
          </table:table-cell>
          <table:table-cell office:value-type="float" office:value="0.566037735849057" calcext:value-type="float">
            <text:p>0.56603773584905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575936525285212" calcext:value-type="float">
            <text:p>0.575936525285212</text:p>
          </table:table-cell>
          <table:table-cell table:number-columns-repeated="5"/>
          <table:table-cell table:formula="of:=AVERAGE([.I2:.I16])" office:value-type="float" office:value="0.441983197778071" calcext:value-type="float">
            <text:p>0.441983197778071</text:p>
          </table:table-cell>
          <table:table-cell table:formula="of:=AVERAGE([.J2:.J16])" office:value-type="float" office:value="0.474553854116295" calcext:value-type="float">
            <text:p>0.474553854116295</text:p>
          </table:table-cell>
          <table:table-cell table:formula="of:=AVERAGE([.K2:.K16])" office:value-type="float" office:value="0.523087303034835" calcext:value-type="float">
            <text:p>0.523087303034835</text:p>
          </table:table-cell>
          <table:table-cell table:formula="of:=AVERAGE([.L2:.L16])" office:value-type="float" office:value="0.395756306593388" calcext:value-type="float">
            <text:p>0.395756306593388</text:p>
          </table:table-cell>
          <table:table-cell table:formula="of:=AVERAGE([.M2:.M16])" office:value-type="float" office:value="0.4400791763731" calcext:value-type="float">
            <text:p>0.4400791763731</text:p>
          </table:table-cell>
          <table:table-cell table:formula="of:=AVERAGE([.N2:.N16])" office:value-type="float" office:value="0.482783047895291" calcext:value-type="float">
            <text:p>0.482783047895291</text:p>
          </table:table-cell>
          <table:table-cell table:formula="of:=AVERAGE([.O2:.O16])" office:value-type="float" office:value="0.536179713516991" calcext:value-type="float">
            <text:p>0.536179713516991</text:p>
          </table:table-cell>
          <table:table-cell table:formula="of:=AVERAGE([.P2:.P16])" office:value-type="float" office:value="0.414839582507308" calcext:value-type="float">
            <text:p>0.414839582507308</text:p>
          </table:table-cell>
          <table:table-cell table:formula="of:=AVERAGE([.Q2:.Q16])" office:value-type="float" office:value="0.464779357286136" calcext:value-type="float">
            <text:p>0.464779357286136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196078431372549" calcext:value-type="float">
            <text:p>0.196078431372549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666666666666667" calcext:value-type="float">
            <text:p>0.66666666666666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13464766730797" calcext:value-type="float">
            <text:p>0.113464766730797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Initial C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5T09:49:49.698829578</dc:date>
    <meta:editing-duration>PT8M34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